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mfortaa" svg:font-family="Comforta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IPA UIゴシック" svg:font-family="'IPA UIゴシック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標準-title">
      <style:graphic-properties fo:min-height="3.506cm"/>
    </style:style>
    <style:style style:name="pr2" style:family="presentation" style:parent-style-name="標準-subtitle">
      <style:graphic-properties draw:fill-color="#ffffff" fo:min-height="3.693cm"/>
    </style:style>
    <style:style style:name="pr3" style:family="presentation" style:parent-style-name="標準-notes">
      <style:graphic-properties draw:fill-color="#ffffff" fo:min-height="13.364cm"/>
    </style:style>
    <style:style style:name="pr4" style:family="presentation" style:parent-style-name="標準-outline1">
      <style:graphic-properties fo:min-height="11.929cm"/>
    </style:style>
    <style:style style:name="pr5" style:family="presentation" style:parent-style-name="標準-subtitle">
      <style:graphic-properties draw:fill-color="#ffffff" fo:min-height="12.179cm"/>
    </style:style>
    <style:style style:name="P1" style:family="paragraph">
      <style:text-properties style:font-name="Comic Sans MS" fo:font-size="88pt" style:font-name-asian="Comic Sans MS" style:font-size-asian="88pt" style:font-size-complex="88pt"/>
    </style:style>
    <style:style style:name="P2" style:family="paragraph">
      <style:paragraph-properties fo:text-align="center"/>
      <style:text-properties fo:font-size="80pt" style:font-size-asian="80pt" style:font-size-complex="80pt"/>
    </style:style>
    <style:style style:name="P3" style:family="paragraph">
      <style:text-properties style:font-name="Courier 10 Pitch"/>
    </style:style>
    <style:style style:name="T1" style:family="text">
      <style:text-properties fo:color="#ff9900" style:font-name="Comic Sans MS" fo:font-size="88pt" style:font-name-asian="Comic Sans MS" style:font-size-asian="88pt" style:font-size-complex="88pt"/>
    </style:style>
    <style:style style:name="T2" style:family="text">
      <style:text-properties fo:color="#0066ff" style:font-name="Comic Sans MS" fo:font-size="88pt" style:font-name-asian="Comic Sans MS" style:font-size-asian="88pt" style:font-size-complex="88pt"/>
    </style:style>
    <style:style style:name="T3" style:family="text">
      <style:text-properties style:font-name="Comic Sans MS" fo:font-size="88pt" style:font-name-asian="Comic Sans MS" style:font-size-asian="88pt" style:font-size-complex="88pt"/>
    </style:style>
    <style:style style:name="T4" style:family="text">
      <style:text-properties fo:color="#9933ff" style:font-name="Comic Sans MS" fo:font-size="88pt" style:font-name-asian="Comic Sans MS" style:font-size-asian="88pt" style:font-size-complex="88pt"/>
    </style:style>
    <style:style style:name="T5" style:family="text">
      <style:text-properties fo:font-size="80pt" style:font-size-asian="80pt" style:font-size-complex="80pt"/>
    </style:style>
    <style:style style:name="T6" style:family="text">
      <style:text-properties style:font-name="Courier 10 Pitch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office:forms form:automatic-focus="false" form:apply-design-mode="false"/>
        <draw:frame presentation:style-name="pr1" draw:text-style-name="P1" draw:layer="layout" svg:width="25.199cm" svg:height="8.655cm" svg:x="1.4cm" svg:y="2.665cm" presentation:class="title" presentation:user-transformed="true">
          <draw:text-box>
            <text:p text:style-name="P1"><text:span text:style-name="T1">すごい</text:span><text:span text:style-name="T2">Haskell</text:span><text:span text:style-name="T3"><text:line-break/></text:span><text:span text:style-name="T4">つくば</text:span><text:span text:style-name="T3">で学ぼう</text:span><text:span text:style-name="T1">！</text:span></text:p>
          </draw:text-box>
        </draw:frame>
        <draw:frame presentation:style-name="pr2" draw:layer="layout" svg:width="25.199cm" svg:height="3.693cm" svg:x="1.4cm" svg:y="13.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Haskellを使う上で非常によく使う<text:line-break/>Webサイト1つ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tack</text:p>
              </text:list-item>
              <text:list-item>
                <text:p>Hackage</text:p>
              </text:list-item>
              <text:list-item>
                <text:p>Hoogle</text:p>
              </text:list-item>
              <text:list-item>
                <text:p>http://tryhaskell.org/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askellの基本３つ</text:p>
          </draw:text-box>
        </draw:frame>
        <draw:frame presentation:style-name="pr5" draw:text-style-name="P2" draw:layer="layout" svg:width="25.199cm" svg:height="12.179cm" svg:x="1.4cm" svg:y="4.913cm" presentation:class="subtitle" presentation:user-transformed="true">
          <draw:text-box>
            <text:p text:style-name="P2"><text:span text:style-name="T5">値</text:span><text:span text:style-name="T5">(value)</text:span></text:p>
            <text:p text:style-name="P2"><text:span text:style-name="T5">型</text:span><text:span text:style-name="T5">(type)</text:span></text:p>
            <text:p text:style-name="P2"><text:span text:style-name="T5">型クラス</text:span><text:span text:style-name="T5">(type class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Haskellの構文要素７つ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変数</text:p>
              </text:list-item>
              <text:list-item>
                <text:p>リテラル</text:p>
              </text:list-item>
              <text:list-item>
                <text:p>関数適用</text:p>
              </text:list-item>
              <text:list-item>
                <text:p>Let式</text:p>
              </text:list-item>
              <text:list-item>
                <text:p>λ式</text:p>
              </text:list-item>
              <text:list-item>
                <text:p>Case式</text:p>
              </text:list-item>
              <text:list-item>
                <text:p>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HC(7.10.3)の言語拡張106個・・・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3"><text:span text:style-name="T6">OverlappingInstances,UndecidableInstances,IncoherentInstances,DoRec,RecursiveDo,ParallelListComp,MultiParamTypeClasses,MonomorphismRestriction,FunctionalDependencies,Rank2Types,RankNTypes,PolymorphicComponents,ExistentialQuantification,ScopedTypeVariables,PatternSignatures,ImplicitParams,FlexibleContexts,FlexibleInstances,EmptyDataDecls,CPP,KindSignatures,BangPatterns,TypeSynonymInstances,TemplateHaskell,ForeignFunctionInterface,Arrows,Generics,ImplicitPrelude,NamedFieldPuns,PatternGuards,GeneralizedNewtypeDeriving,ExtensibleRecords,RestrictedTypeSynonyms,HereDocuments,MagicHash,TypeFamilies,StandaloneDeriving,UnicodeSyntax,UnliftedFFITypes,InterruptibleFFI,CApiFFI,LiberalTypeSynonyms,TypeOperators,RecordWildCards,RecordPuns,DisambiguateRecordFields,TraditionalRecordSyntax,OverloadedStrings,GADTs,GADTSyntax,MonoPatBinds,RelaxedPolyRec,ExtendedDefaultRules,UnboxedTuples,DeriveDataTypeable,DeriveGeneric,DefaultSignatures,InstanceSigs,ConstrainedClassMethods,PackageImports,ImpredicativeTypes,NewQualifiedOperators,PostfixOperators,QuasiQuotes,TransformListComp,MonadComprehensions,ViewPatterns,XmlSyntax,RegularPatterns,TupleSections,GHCForeignImportPrim,NPlusKPatterns,DoAndIfThenElse,MultiWayIf,LambdaCase,RebindableSyntax,ExplicitForAll,DatatypeContexts,MonoLocalBinds,DeriveFunctor,DeriveTraversable,DeriveFoldable,NondecreasingIndentation,SafeImports,Safe,Trustworthy,Unsafe,ConstraintKinds,PolyKinds,DataKinds,ParallelArrays,RoleAnnotations,OverloadedLists,EmptyCase,AutoDeriveTypeable,NegativeLiterals,BinaryLiterals,NumDecimals,NullaryTypeClasses,ExplicitNamespaces,AllowAmbiguousTypes,JavaScriptFFI,PatternSynonyms,PartialTypeSignatures,NamedWildCards,DeriveAnyClas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Comfortaa" svg:font-family="Comforta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IPA UIゴシック" svg:font-family="'IPA UIゴシック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番号&gt;</text:page-number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番号&gt;</text:page-number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4T18:31:01.151645694</meta:creation-date>
    <dc:date>2016-01-24T18:50:04.247831510</dc:date>
    <meta:editing-duration>PT19M1S</meta:editing-duration>
    <meta:editing-cycles>6</meta:editing-cycles>
    <meta:generator>LibreOffice/4.3.3.2$Linux_X86_64 LibreOffice_project/430m0$Build-2</meta:generator>
    <meta:document-statistic meta:object-count="41"/>
  </office:meta>
</office:document-meta>
</file>